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horizontal-align="center" draw:textarea-vertical-align="botto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textarea-horizontal-align="center" draw:textarea-vertical-align="middle"/>
    </style:style>
    <style:style style:name="gr8" style:family="graphic" style:parent-style-name="standard">
      <style:graphic-properties draw:marker-end="Arrow" draw:textarea-horizontal-align="center" draw:textarea-vertical-align="middle"/>
    </style:style>
    <style:style style:name="gr9" style:family="graphic" style:parent-style-name="standard">
      <style:graphic-properties draw:marker-start="Arrow" draw:marker-end="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605cm" svg:height="11.43cm" svg:x="3.9cm" svg:y="7.78cm" draw:corner-radius="0.635cm">
          <text:p text:style-name="P1">Python Code</text:p>
        </draw:rect>
        <draw:rect draw:style-name="gr2" draw:text-style-name="P2" draw:layer="layout" svg:width="5.715cm" svg:height="3.81cm" svg:x="4.435cm" svg:y="7.915cm">
          <text:p text:style-name="P1">FrontEnds</text:p>
        </draw:rect>
        <draw:rect draw:style-name="gr2" draw:text-style-name="P2" draw:layer="layout" svg:width="4.445cm" svg:height="3.81cm" svg:x="15.27cm" svg:y="2.335cm">
          <text:p text:style-name="P1">Data</text:p>
          <text:p text:style-name="P1">(XML+images)</text:p>
        </draw:rect>
        <draw:rect draw:style-name="gr2" draw:text-style-name="P2" draw:layer="layout" svg:width="5.715cm" svg:height="3.81cm" svg:x="4.435cm" svg:y="14.36cm">
          <text:p text:style-name="P1">BackEnds</text:p>
        </draw:rect>
        <draw:rect draw:style-name="gr2" draw:text-style-name="P2" draw:layer="layout" svg:width="13.335cm" svg:height="3.81cm" svg:x="4.035cm" svg:y="21.005cm">
          <text:p text:style-name="P1">Physical Instruments</text:p>
        </draw:rect>
        <draw:rect draw:style-name="gr2" draw:text-style-name="P2" draw:layer="layout" svg:width="5.715cm" svg:height="3.81cm" svg:x="12.136cm" svg:y="8.015cm">
          <text:p text:style-name="P1">DataHandlers</text:p>
        </draw:rect>
        <draw:rect draw:style-name="gr2" draw:text-style-name="P2" draw:layer="layout" svg:width="4.445cm" svg:height="3.81cm" svg:x="9.371cm" svg:y="2.335cm">
          <text:p text:style-name="P1">External</text:p>
          <text:p text:style-name="P1">Software</text:p>
          <text:p text:style-name="P1">(Browser)</text:p>
        </draw:rect>
        <draw:custom-shape draw:style-name="gr3" draw:text-style-name="P1" draw:layer="layout" svg:width="5.715cm" svg:height="4.445cm" svg:x="1.335cm" svg:y="1.135cm">
          <text:p text:style-name="P1">End U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2" draw:layer="layout" svg:x1="5.445cm" svg:y1="20.685cm" svg:x2="5.445cm" svg:y2="18.145cm">
          <text:p/>
        </draw:line>
        <draw:line draw:style-name="gr5" draw:text-style-name="P2" draw:layer="layout" svg:x1="7.145cm" svg:y1="20.685cm" svg:x2="7.145cm" svg:y2="18.145cm">
          <text:p/>
        </draw:line>
        <draw:line draw:style-name="gr4" draw:text-style-name="P2" draw:layer="layout" svg:x1="5.445cm" svg:y1="14.385cm" svg:x2="5.445cm" svg:y2="11.845cm">
          <text:p/>
        </draw:line>
        <draw:line draw:style-name="gr5" draw:text-style-name="P2" draw:layer="layout" svg:x1="7.145cm" svg:y1="14.385cm" svg:x2="7.145cm" svg:y2="11.845cm">
          <text:p/>
        </draw:line>
        <draw:line draw:style-name="gr4" draw:text-style-name="P2" draw:layer="layout" svg:x1="10.19cm" svg:y1="9.255cm" svg:x2="12.095cm" svg:y2="9.255cm">
          <text:p/>
        </draw:line>
        <draw:line draw:style-name="gr5" draw:text-style-name="P2" draw:layer="layout" svg:x1="10.191cm" svg:y1="10.555cm" svg:x2="12.096cm" svg:y2="10.555cm">
          <text:p/>
        </draw:line>
        <draw:line draw:style-name="gr4" draw:text-style-name="P2" draw:layer="layout" svg:x1="17.51cm" svg:y1="7.985cm" svg:x2="17.51cm" svg:y2="6.08cm">
          <text:p/>
        </draw:line>
        <draw:line draw:style-name="gr5" draw:text-style-name="P2" draw:layer="layout" svg:x1="16.31cm" svg:y1="7.986cm" svg:x2="16.31cm" svg:y2="6.081cm">
          <text:p/>
        </draw:line>
        <draw:line draw:style-name="gr4" draw:text-style-name="P2" draw:layer="layout" svg:x1="15.105cm" svg:y1="3.305cm" svg:x2="13.835cm" svg:y2="3.305cm">
          <text:p/>
        </draw:line>
        <draw:line draw:style-name="gr5" draw:text-style-name="P2" draw:layer="layout" svg:x1="15.205cm" svg:y1="4.105cm" svg:x2="13.935cm" svg:y2="4.105cm">
          <text:p/>
        </draw:line>
        <draw:line draw:style-name="gr6" draw:text-style-name="P2" draw:layer="layout" svg:x1="4.81cm" svg:y1="6.08cm" svg:x2="6.08cm" svg:y2="7.985cm">
          <text:p/>
        </draw:line>
        <draw:line draw:style-name="gr6" draw:text-style-name="P2" draw:layer="layout" svg:x1="7.35cm" svg:y1="3.54cm" svg:x2="9.255cm" svg:y2="3.54cm">
          <text:p/>
        </draw:line>
        <draw:line draw:style-name="gr7" draw:text-style-name="P2" draw:layer="layout" svg:x1="10.525cm" svg:y1="16.24cm" svg:x2="14.335cm" svg:y2="16.24cm">
          <text:p/>
        </draw:line>
        <draw:line draw:style-name="gr8" draw:text-style-name="P2" draw:layer="layout" svg:x1="14.335cm" svg:y1="11.795cm" svg:x2="14.335cm" svg:y2="16.24cm">
          <text:p/>
        </draw:line>
        <draw:line draw:style-name="gr8" draw:text-style-name="P2" draw:layer="layout" svg:x1="10.525cm" svg:y1="17.51cm" svg:x2="15.605cm" svg:y2="17.51cm">
          <text:p/>
        </draw:line>
        <draw:line draw:style-name="gr9" draw:text-style-name="P2" draw:layer="layout" svg:x1="15.57cm" svg:y1="11.795cm" svg:x2="15.57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8-28T12:55:19</meta:creation-date>
    <dc:date>2009-08-28T13:15:34</dc:date>
    <meta:editing-cycles>2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